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ext_20_body">
      <style:text-properties fo:language="it" fo:country="IT" officeooo:paragraph-rsid="0041617d"/>
    </style:style>
    <style:style style:name="P2" style:family="paragraph" style:parent-style-name="Text_20_body">
      <style:text-properties fo:language="it" fo:country="IT" officeooo:rsid="004f162d" officeooo:paragraph-rsid="004f162d"/>
    </style:style>
    <style:style style:name="P3" style:family="paragraph" style:parent-style-name="Text_20_body">
      <style:text-properties fo:language="it" fo:country="IT" officeooo:rsid="003482f1" officeooo:paragraph-rsid="0041617d"/>
    </style:style>
    <style:style style:name="P4" style:family="paragraph" style:parent-style-name="Text_20_body">
      <style:text-properties fo:language="it" fo:country="IT" officeooo:rsid="00356034" officeooo:paragraph-rsid="0041617d"/>
    </style:style>
    <style:style style:name="P5" style:family="paragraph" style:parent-style-name="Text_20_body">
      <style:text-properties style:font-name="Roboto" fo:font-size="9pt" fo:language="it" fo:country="IT" officeooo:rsid="003dcf81" officeooo:paragraph-rsid="0041617d" style:font-size-asian="9pt" style:font-size-complex="9pt"/>
    </style:style>
    <style:style style:name="P6" style:family="paragraph" style:parent-style-name="Text_20_body">
      <style:text-properties style:font-name="Roboto" fo:font-size="9pt" fo:language="it" fo:country="IT" officeooo:rsid="003e1e72" officeooo:paragraph-rsid="0041617d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Roboto1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Roboto1" fo:font-size="7.80000019073486pt" fo:language="it" fo:country="I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style:font-size-asian="7.80000019073486pt" style:font-size-complex="7.80000019073486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paragraph-rsid="005d4844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paragraph-rsid="003b29d2" style:font-size-asian="7.80000019073486pt" style:font-size-complex="7.8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paragraph-rsid="00603978" style:font-size-asian="7.80000019073486pt" style:font-size-complex="7.80000019073486pt"/>
    </style:style>
    <style:style style:name="P1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fo:language="it" fo:country="IT" officeooo:rsid="00505b9d" officeooo:paragraph-rsid="00505b9d" style:font-size-asian="7.80000019073486pt" style:font-size-complex="7.8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0ecf8" officeooo:paragraph-rsid="0050ecf8" style:font-size-asian="7.80000019073486pt" style:font-size-complex="7.80000019073486pt"/>
    </style:style>
    <style:style style:name="P16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1bda4" officeooo:paragraph-rsid="0051bda4" style:font-size-asian="7.80000019073486pt" style:font-size-complex="7.80000019073486pt"/>
    </style:style>
    <style:style style:name="P17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5cbfb" style:font-size-asian="7.80000019073486pt" style:font-size-complex="7.80000019073486pt"/>
    </style:style>
    <style:style style:name="P18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5cbfb" officeooo:paragraph-rsid="0055cbfb" style:font-size-asian="7.80000019073486pt" style:font-size-complex="7.80000019073486pt"/>
    </style:style>
    <style:style style:name="P19" style:family="paragraph" style:parent-style-name="Example">
      <style:text-properties fo:language="it" fo:country="IT" officeooo:paragraph-rsid="0041617d"/>
    </style:style>
    <style:style style:name="P20" style:family="paragraph" style:parent-style-name="Example">
      <style:text-properties fo:language="it" fo:country="IT" officeooo:rsid="003482f1" officeooo:paragraph-rsid="0041617d"/>
    </style:style>
    <style:style style:name="P21" style:family="paragraph" style:parent-style-name="Example">
      <style:text-properties fo:language="it" fo:country="IT" officeooo:rsid="00356034" officeooo:paragraph-rsid="0041617d"/>
    </style:style>
    <style:style style:name="P22" style:family="paragraph" style:parent-style-name="Title">
      <style:text-properties fo:language="it" fo:country="IT" officeooo:paragraph-rsid="0041617d"/>
    </style:style>
    <style:style style:name="P23" style:family="paragraph" style:parent-style-name="Title">
      <style:text-properties fo:font-size="2pt" fo:language="it" fo:country="IT" style:font-size-asian="1.75pt" style:font-size-complex="2pt"/>
    </style:style>
    <style:style style:name="P24" style:family="paragraph" style:parent-style-name="Heading_20_1">
      <style:text-properties fo:language="it" fo:country="IT" officeooo:paragraph-rsid="0041617d"/>
    </style:style>
    <style:style style:name="P25" style:family="paragraph" style:parent-style-name="Heading_20_1">
      <style:text-properties fo:language="it" fo:country="IT" officeooo:rsid="004f162d" officeooo:paragraph-rsid="004f16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4e88" style:font-style-asian="italic" style:font-style-complex="italic"/>
    </style:style>
    <style:style style:name="T3" style:family="text">
      <style:text-properties fo:font-style="italic" officeooo:rsid="004e5d3d" style:font-style-asian="italic" style:font-style-complex="italic"/>
    </style:style>
    <style:style style:name="T4" style:family="text">
      <style:text-properties fo:font-style="italic" officeooo:rsid="004f162d" style:font-style-asian="italic" style:font-style-complex="italic"/>
    </style:style>
    <style:style style:name="T5" style:family="text">
      <style:text-properties fo:font-style="italic" officeooo:rsid="00505b9d" style:font-style-asian="italic" style:font-style-complex="italic"/>
    </style:style>
    <style:style style:name="T6" style:family="text">
      <style:text-properties fo:font-style="italic" officeooo:rsid="0050ecf8" style:font-style-asian="italic" style:font-style-complex="italic"/>
    </style:style>
    <style:style style:name="T7" style:family="text">
      <style:text-properties officeooo:rsid="002d1374"/>
    </style:style>
    <style:style style:name="T8" style:family="text">
      <style:text-properties officeooo:rsid="00302d5c"/>
    </style:style>
    <style:style style:name="T9" style:family="text">
      <style:text-properties style:font-name="Roboto" fo:font-size="9pt" officeooo:rsid="00356034" style:font-size-asian="9pt" style:font-size-complex="9pt"/>
    </style:style>
    <style:style style:name="T10" style:family="text">
      <style:text-properties style:font-name="Roboto" fo:font-size="9pt" officeooo:rsid="003752e0" style:font-size-asian="9pt" style:font-size-complex="9pt"/>
    </style:style>
    <style:style style:name="T11" style:family="text">
      <style:text-properties style:font-name="Roboto" fo:font-size="9pt" officeooo:rsid="003dcf81" style:font-size-asian="9pt" style:font-size-complex="9pt"/>
    </style:style>
    <style:style style:name="T12" style:family="text">
      <style:text-properties style:font-name="Roboto" fo:font-size="9pt" officeooo:rsid="004e5d3d" style:font-size-asian="9pt" style:font-size-complex="9pt"/>
    </style:style>
    <style:style style:name="T13" style:family="text">
      <style:text-properties style:font-name="Roboto1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Roboto1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Roboto1" fo:font-size="9pt" fo:font-style="italic" fo:font-weight="normal" officeooo:rsid="004a14f3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Roboto1" fo:font-size="9pt" fo:font-style="italic" fo:font-weight="normal" officeooo:rsid="004b7151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style:font-name="Roboto1" fo:font-size="9pt" fo:font-style="italic" fo:font-weight="normal" officeooo:rsid="004f162d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officeooo:rsid="0032a9d3"/>
    </style:style>
    <style:style style:name="T19" style:family="text">
      <style:text-properties officeooo:rsid="00356034"/>
    </style:style>
    <style:style style:name="T20" style:family="text">
      <style:text-properties officeooo:rsid="003752e0"/>
    </style:style>
    <style:style style:name="T21" style:family="text">
      <style:text-properties officeooo:rsid="0044dae5"/>
    </style:style>
    <style:style style:name="T22" style:family="text">
      <style:text-properties officeooo:rsid="00464e88"/>
    </style:style>
    <style:style style:name="T23" style:family="text">
      <style:text-properties officeooo:rsid="0047fcff"/>
    </style:style>
    <style:style style:name="T24" style:family="text">
      <style:text-properties officeooo:rsid="004e5d3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e5d3d" style:font-style-asian="normal" style:font-style-complex="normal"/>
    </style:style>
    <style:style style:name="T27" style:family="text">
      <style:text-properties fo:font-style="normal" officeooo:rsid="004f162d" style:font-style-asian="normal" style:font-style-complex="normal"/>
    </style:style>
    <style:style style:name="T28" style:family="text">
      <style:text-properties fo:font-style="normal" officeooo:rsid="00505b9d" style:font-style-asian="normal" style:font-style-complex="normal"/>
    </style:style>
    <style:style style:name="T29" style:family="text">
      <style:text-properties fo:font-style="normal" officeooo:rsid="0050ecf8" style:font-style-asian="normal" style:font-style-complex="normal"/>
    </style:style>
    <style:style style:name="T30" style:family="text">
      <style:text-properties officeooo:rsid="004f162d"/>
    </style:style>
    <style:style style:name="T31" style:family="text">
      <style:text-properties officeooo:rsid="00505b9d"/>
    </style:style>
    <style:style style:name="T32" style:family="text">
      <style:text-properties officeooo:rsid="0050ecf8"/>
    </style:style>
    <style:style style:name="T33" style:family="text">
      <style:text-properties officeooo:rsid="0051bda4"/>
    </style:style>
    <style:style style:name="T34" style:family="text">
      <style:text-properties officeooo:rsid="0055cbfb"/>
    </style:style>
    <style:style style:name="T35" style:family="text">
      <style:text-properties officeooo:rsid="006039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oki Pona</text:p>
      <text:p text:style-name="P1"><text:span text:style-name="T24">Il </text:span>Toki Pona <text:span text:style-name="T24">è una lingua artificiale creata dalla linguista e traduttrice canadese Sonja Lang nel 2001</text:span>. <text:span text:style-name="T24">È un esperimento per vedere quanto minimalista può diventare una lingua</text:span>.</text:p>
      <text:p text:style-name="P1"><text:span text:style-name="T12">Questo lato del foglio descrive l’intera grammatica, l’altro lato contiene tutto il vocabolario</text:span><text:span text:style-name="T11">.</text:span></text:p>
      <text:p text:style-name="P5"><text:span text:style-name="T24">Originale di</text:span> blinry, CC0.<text:line-break/><text:span text:style-name="T24">Tradotto da Lorenzo Botti, CC0</text:span></text:p>
      <text:p text:style-name="P6">morr.cc/toki-pona-<text:span text:style-name="T21">cheat-sheet</text:span>/</text:p>
      <text:h text:style-name="P24" text:outline-level="1">Alphabet</text:h>
      <text:p text:style-name="P1">Toki Pona <text:span text:style-name="T24">ha nove consonanti</text:span> (<text:span text:style-name="T1">j k l m n p s t w</text:span>) <text:span text:style-name="T24">e cinque vocali </text:span>(<text:span text:style-name="T1">a e i o u</text:span>). <text:span text:style-name="T24">La pronuncia non ha tanta importanza</text:span>.</text:p>
      <text:h text:style-name="P25" text:outline-level="1">Semplici frasi</text:h>
      <text:p text:style-name="P1"><text:span text:style-name="T24">La particella</text:span> <text:span text:style-name="T1">li</text:span> <text:span text:style-name="T24">separa il soggetto e il predicato</text:span>:</text:p>
      <text:p text:style-name="P19">soweli li moku. = <text:span text:style-name="T24">Il gatto mangia</text:span>.</text:p>
      <text:p text:style-name="P19">jan li lape. = <text:span text:style-name="T24">La persona dorme</text:span>.</text:p>
      <text:p text:style-name="P1"><text:span text:style-name="T24">Non esiste il verbo </text:span>“<text:span text:style-name="T24">essere</text:span>”; <text:span text:style-name="T24">la parte dopo </text:span><text:span text:style-name="T3">li</text:span><text:span text:style-name="T26"> può essere anche un nome o un aggettivo</text:span>. </text:p>
      <text:p text:style-name="P19">kili li moku. = <text:span text:style-name="T24">La frutta è buona</text:span>.</text:p>
      <text:p text:style-name="P19">telo li pona. = <text:span text:style-name="T24">L’aqua è buona</text:span>.</text:p>
      <text:p text:style-name="P19">telo li moku. = <text:span text:style-name="T24">L’acqua è una bevanda</text:span>.</text:p>
      <text:p text:style-name="P1"><text:span text:style-name="T24">Se il soggetto è</text:span> <text:span text:style-name="T1">mi</text:span> o <text:span text:style-name="T1">sina</text:span>, <text:span text:style-name="T24">il</text:span> <text:span text:style-name="T1">li</text:span> <text:span text:style-name="T24">è sempre omesso</text:span>:</text:p>
      <text:p text:style-name="P19">mi moku. = <text:span text:style-name="T24">Mangio</text:span>.</text:p>
      <text:p text:style-name="P19">sina pona. = <text:span text:style-name="T24">Sei buono</text:span>.</text:p>
      <text:h text:style-name="P25" text:outline-level="1">Ambiguità</text:h>
      <text:p text:style-name="P1">Toki Pona <text:span text:style-name="T24">è pieno di ambiguità</text:span>. <text:span text:style-name="T24">Spesso serve sapere il contesto per decidere come interpretare una frase</text:span><text:span text:style-name="T8">. </text:span><text:span text:style-name="T24">Per esempio, i verbi non hanno tempo</text:span>:</text:p>
      <text:p text:style-name="P19">mi moku. = <text:span text:style-name="T24">Sto mangiando</text:span>. / <text:span text:style-name="T24">Mangiavo</text:span>. / <text:span text:style-name="T24">Mangierò</text:span>.</text:p>
      <text:p text:style-name="P1"><text:span text:style-name="T24">Molte parole hanno tanti significati o sono molto generico</text:span>:</text:p>
      <text:p text:style-name="P19">soweli = <text:span text:style-name="T24">cane </text:span>/ <text:span text:style-name="T24">gatto </text:span>/ <text:span text:style-name="T23">(</text:span><text:span text:style-name="T24">qualunque mammifero di terra</text:span><text:span text:style-name="T23">)</text:span></text:p>
      <text:p text:style-name="P19">kili = <text:span text:style-name="T7">(</text:span><text:span text:style-name="T24">qualunque frutto o verdura</text:span><text:span text:style-name="T7">)</text:span></text:p>
      <text:p text:style-name="P1"><text:span text:style-name="T24">Molte parole svolgono lo ruolo di nome, verbo o aggettivo</text:span>:</text:p>
      <text:p text:style-name="P19">telo = <text:span text:style-name="T24">acqua </text:span>/ <text:span text:style-name="T24">bagnato </text:span>/ <text:span text:style-name="T24">lavare</text:span></text:p>
      <text:p text:style-name="P19">pona = <text:span text:style-name="T24">buono</text:span>, <text:span text:style-name="T24">semplice </text:span>/ <text:span text:style-name="T24">riparare, aggiustare</text:span></text:p>
      <text:p text:style-name="P1"><text:span text:style-name="T24">I nomi non hanno singolare o plurale, e non ci sono articoli</text:span>:</text:p>
      <text:p text:style-name="P19">kili = <text:span text:style-name="T24">un frutto </text:span>/ <text:span text:style-name="T24">la frutta </text:span>/ <text:span text:style-name="T24">dei frutti</text:span> / <text:span text:style-name="T24">i frutti</text:span></text:p>
      <text:h text:style-name="P25" text:outline-level="1">Complementi oggetti</text:h>
      <text:p text:style-name="P1"><text:span text:style-name="T24">La particella</text:span> <text:span text:style-name="T1">e</text:span> <text:span text:style-name="T24">separa il complemento oggetto</text:span> <text:span text:style-name="T24">dal resto della frase</text:span>:</text:p>
      <text:p text:style-name="P19">soweli li moku e telo. = <text:span text:style-name="T24">Il gatto beve l’acqua</text:span>.</text:p>
      <text:p text:style-name="P19"><text:span text:style-name="T13">m</text:span><text:span text:style-name="T14">i</text:span> telo e soweli. = <text:span text:style-name="T24">Sto lavando il gatto</text:span>.</text:p>
      <text:h text:style-name="P25" text:outline-level="1">Modificare le parole</text:h>
      <text:p text:style-name="P1"><text:span text:style-name="T24">Le parole possono essere modificate se accanto ad altre parole</text:span>:</text:p>
      <text:p text:style-name="P19">jan lili = <text:span text:style-name="T24">piccolo umano </text:span>= <text:span text:style-name="T24">bambino</text:span></text:p>
      <text:p text:style-name="P19">tomo mi = <text:span text:style-name="T24">casa mia</text:span></text:p>
      <text:p text:style-name="P19">pilin pona = <text:span text:style-name="T24">sentirsi bene </text:span>= <text:span text:style-name="T24">essere felice</text:span></text:p>
      <text:h text:style-name="P25" text:outline-level="1">Negazione</text:h>
      <text:p text:style-name="P1"><text:span text:style-name="T24">Per negare una parola, aggiungi</text:span> <text:span text:style-name="T1">ala</text:span>:</text:p>
      <text:p text:style-name="P19">mi lape ala. = <text:span text:style-name="T24">Non sto dormendo</text:span>.</text:p>
      <text:p text:style-name="P19">jan ala li toki. = <text:span text:style-name="T24">Nessuno sta parlando</text:span>.</text:p>
      <text:h text:style-name="P25" text:outline-level="1">Domande</text:h>
      <text:p text:style-name="P1"><text:span text:style-name="T24">Per porre domande si/no, sostituisci il verbo con</text:span> “<text:span text:style-name="T1">(verb</text:span><text:span text:style-name="T3">o</text:span><text:span text:style-name="T1">) ala (verb</text:span><text:span text:style-name="T3">o</text:span><text:span text:style-name="T1">)</text:span>”:</text:p>
      <text:p text:style-name="P19">sina ken ala ken lape? = <text:span text:style-name="T24">Riesci a dormire</text:span>?</text:p>
      <text:p text:style-name="P19">soweli li wile ala wile moku? = <text:span text:style-name="T24">Il gatto ha fame</text:span>?</text:p>
      <text:p text:style-name="P1"><text:span text:style-name="T24">Altrimenti, aggiungi</text:span> <text:span text:style-name="T1">anu seme </text:span><text:span text:style-name="T2">(”</text:span><text:span text:style-name="T3">o cosa?</text:span><text:span text:style-name="T2">”)</text:span> <text:span text:style-name="T24">alla frase</text:span>:</text:p>
      <text:p text:style-name="P19">sina wile uta e mi anu seme? = <text:span text:style-name="T24">Vuoi baciarmi</text:span>?</text:p>
      <text:p text:style-name="P1"><text:span text:style-name="T24">Per rispondere a queste domande, usa</text:span> “<text:span text:style-name="T1">(verb</text:span><text:span text:style-name="T3">o</text:span><text:span text:style-name="T1">)</text:span>” or “<text:span text:style-name="T1">(verb</text:span><text:span text:style-name="T3">o</text:span><text:span text:style-name="T1">) ala</text:span>”.</text:p>
      <text:p text:style-name="P1"><text:span text:style-name="T24">Per porre domande aperte</text:span>, <text:span text:style-name="T24">usa una normale frase e sosti</text:span><text:span text:style-name="T30">tuisci la parola che ti serve con</text:span> <text:span text:style-name="T1">seme</text:span>:</text:p>
      <text:p text:style-name="P19">sina moku e seme? = <text:span text:style-name="T30">Cosa stai mangiando</text:span>?</text:p>
      <text:p text:style-name="P19">seme li moku e kili mi? = <text:span text:style-name="T30">Chi/cosa ha mangiato la mia frutta</text:span>?</text:p>
      <text:h text:style-name="P25" text:outline-level="1">Modificare le parole con <text:span text:style-name="T1">pi</text:span></text:h>
      <text:p text:style-name="P1"><text:span text:style-name="T30">Per modificare un’espressione con un gruppo di parole</text:span>, <text:span text:style-name="T30">separale con la particella</text:span> <text:span text:style-name="T1">pi</text:span>. <text:span text:style-name="T30">Puoi immaginarla come se volesse dire</text:span> “<text:span text:style-name="T30">di</text:span>”. <text:span text:style-name="T30">Fai caso alla differenza</text:span><text:span text:style-name="T22">:</text:span></text:p>
      <text:p text:style-name="P19">tomo telo nasa = <text:span text:style-name="T30">(casa dell’acqua) pazza</text:span> <text:span text:style-name="T22">= </text:span><text:span text:style-name="T30">bagno strano</text:span></text:p>
      <text:p text:style-name="P19">tomo pi telo nasa = <text:span text:style-name="T30">casa dell’(acqua pazza)</text:span> = <text:span text:style-name="T30">bar</text:span></text:p>
      <text:p text:style-name="P19">jan wawa ala = <text:span text:style-name="T30">(persone forti) non = niente persone forti</text:span></text:p>
      <text:p text:style-name="P19">jan pi wawa ala = <text:span text:style-name="T30">persone di (non forte)</text:span> = <text:span text:style-name="T30">persone deboli</text:span></text:p>
      <text:h text:style-name="P25" text:outline-level="1">Aggiungere contesto con <text:span text:style-name="T1">la</text:span></text:h>
      <text:p text:style-name="P1"><text:span text:style-name="T30">Per aggiungere contesto a una frase</text:span>, <text:span text:style-name="T27">metti prima una espressione o frase, seguita da </text:span><text:span text:style-name="T4">la</text:span>. <text:span text:style-name="T30">Spesso ne esce fuori una struttura tipo</text:span><text:span text:style-name="T18"> “</text:span><text:span text:style-name="T30">Se</text:span><text:span text:style-name="T18"> (part</text:span><text:span text:style-name="T30">e</text:span><text:span text:style-name="T18"> 1), </text:span><text:span text:style-name="T30">allora</text:span><text:span text:style-name="T18"> (part</text:span><text:span text:style-name="T30">e</text:span><text:span text:style-name="T18"> 2)” </text:span><text:span text:style-name="T30">o</text:span><text:span text:style-name="T18"> “</text:span><text:span text:style-name="T30">Nel contesto di </text:span><text:span text:style-name="T18">(part</text:span><text:span text:style-name="T30">e</text:span><text:span text:style-name="T18"> 1), (part</text:span><text:span text:style-name="T30">e </text:span><text:span text:style-name="T18">2).”</text:span></text:p>
      <text:p text:style-name="P19">mi lape la ali li pona. = <text:span text:style-name="T30">Quando dormo, va tutto bene</text:span>.</text:p>
      <text:h text:style-name="P25" text:outline-level="1">Tempo</text:h>
      <text:p text:style-name="P1"><text:span text:style-name="T30">Puoi usare </text:span><text:span text:style-name="T4">la</text:span><text:span text:style-name="T27"> per aggiungere contesto temporale a una frase</text:span>:</text:p>
      <text:p text:style-name="P19">tenpo ni la mi lape. = <text:span text:style-name="T30">Sto dormendo adesso</text:span>.</text:p>
      <text:p text:style-name="P19">tenpo kama la mi lape. = <text:span text:style-name="T30">Nel futuro dormirò</text:span>.</text:p>
      <text:p text:style-name="P19">tenpo pini la mi lape. = <text:span text:style-name="T30">Ho dormito nel passato</text:span>.</text:p>
      <text:h text:style-name="P25" text:outline-level="1">Frasi composte</text:h>
      <text:p text:style-name="P1"><text:span text:style-name="T27">Separa più soggetti in una frase con </text:span><text:span text:style-name="T4">le</text:span><text:span text:style-name="T19">:</text:span></text:p>
      <text:p text:style-name="P19"><text:span text:style-name="T9">l</text:span><text:span text:style-name="T10">ape en moku</text:span><text:span text:style-name="T20"> li suli. = </text:span><text:span text:style-name="T30">Il cibo e il sonno sono importanti</text:span><text:span text:style-name="T20">.</text:span></text:p>
      <text:p text:style-name="P2">Per dire che il soggetto fa più cose, usa diverse particelle <text:span text:style-name="T1">li</text:span><text:span text:style-name="T25">:</text:span></text:p>
      <text:p text:style-name="P20">pipi li moku li pakala. = <text:span text:style-name="T30">L’insetto mangia e distrugge</text:span>.</text:p>
      <text:p text:style-name="P3"><text:span text:style-name="T30">Se un verbo ha più complementi oggetti, puoi usare più particelle </text:span><text:span text:style-name="T4">e</text:span>:</text:p>
      <text:p text:style-name="P20">mi moku e kili e telo. = <text:span text:style-name="T30">Consumo frutta e acqua</text:span>.</text:p>
      <text:h text:style-name="P25" text:outline-level="1">Parole non ufficiali</text:h>
      <text:p text:style-name="P1"><text:span text:style-name="T30">Le parole non ufficiali </text:span>(<text:span text:style-name="T30">come i nomi di paesi, lingue o persone</text:span>) <text:span text:style-name="T30">cominciano con la maiuscola e sono trattati come aggettivi</text:span>. <text:span text:style-name="T30">Seguono un nome, e spesso vengono adattati al limitato alfabeto del toki pona</text:span>:</text:p>
      <text:p text:style-name="P19">mi jan <text:span text:style-name="T16">K</text:span><text:span text:style-name="T15">apile</text:span>. = <text:span text:style-name="T17">Sono Gabriele</text:span>.</text:p>
      <text:p text:style-name="P19">ma Kanata li pona lukin. = <text:span text:style-name="T30">Il Canada è bello</text:span>.</text:p>
      <text:p text:style-name="P19">mi toki ala e toki Inli. = <text:span text:style-name="T30">Non parlo inglese</text:span>.</text:p>
      <text:p text:style-name="P19">ma tomo Nujoka li suli. = <text:span text:style-name="T30">New York è grande</text:span>.</text:p>
      <text:h text:style-name="P25" text:outline-level="1">Preposizioni</text:h>
      <text:p text:style-name="P4"><text:span text:style-name="T1">lon</text:span>, <text:span text:style-name="T1">kepeken</text:span>, <text:span text:style-name="T1">tawa</text:span>, <text:span text:style-name="T30">e</text:span> <text:span text:style-name="T1">tan</text:span> <text:span text:style-name="T30">possono essere usate come preposizioni alla fine di una frase</text:span>:</text:p>
      <text:p text:style-name="P19">mi moku lon tomo. = <text:span text:style-name="T30">Mangio in casa</text:span>.</text:p>
      <text:p text:style-name="P21">mi moku kepeken ilo moku. = <text:span text:style-name="T30">Mangio con una forchetta</text:span>.</text:p>
      <text:p text:style-name="P21">sina pona tawa mi. = <text:span text:style-name="T30">Sei buono per me</text:span>. = <text:span text:style-name="T30">Mi piaci</text:span>.</text:p>
      <text:p text:style-name="P19"><text:span text:style-name="T19">sina tawa weka tan seme? = </text:span><text:span text:style-name="T17">Perché te ne stai andando</text:span><text:span text:style-name="T19">?</text:span></text:p>
      <text:h text:style-name="P25" text:outline-level="1">Ordini</text:h>
      <text:p text:style-name="P1"><text:span text:style-name="T31">Per esprimere un comando, usa la particella </text:span><text:span text:style-name="T5">o</text:span><text:span text:style-name="T28"> seguita da quello che vuoi che l’altra persona faccia</text:span>:</text:p>
      <text:p text:style-name="P19">o lukin e ni! = <text:span text:style-name="T31">Guarda qua</text:span>!</text:p>
      <text:p text:style-name="P1"><text:span text:style-name="T31">Per rivolgersi a qualcuno, usa</text:span> “<text:span text:style-name="T1">(person</text:span><text:span text:style-name="T5">a</text:span><text:span text:style-name="T1">) o,</text:span>”:</text:p>
      <text:p text:style-name="P19">jan <text:span text:style-name="T13">M</text:span><text:span text:style-name="T15">alin</text:span> o, sina pona lukin. = <text:span text:style-name="T13">M</text:span><text:span text:style-name="T15">alin</text:span>, <text:span text:style-name="T31">sei bello</text:span>.</text:p>
      <text:p text:style-name="P1"><text:span text:style-name="T31">Puoi usarlo anche per dare un comando a qualcuno, unendo le due</text:span> <text:span text:style-name="T1">o</text:span>:</text:p>
      <text:p text:style-name="P19">jan San o tawa tom<text:span text:style-name="T21">o</text:span> sina. = Sam, <text:span text:style-name="T31">vai a casa</text:span>.</text:p>
      <text:h text:style-name="P25" text:outline-level="1">Numeri</text:h>
      <text:p text:style-name="P1"><text:span text:style-name="T31">Unisci le parole dei numeri per sommarli</text:span>:</text:p>
      <text:p text:style-name="P19">wan = 1 <text:s text:c="4"/>tu = 2 <text:s text:c="4"/>luka = 5</text:p>
      <text:p text:style-name="P19">luka luka tu wan = 13</text:p>
      <text:h text:style-name="P24" text:outline-level="1"><text:span text:style-name="T30">E questo è tutto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10">(<text:span text:style-name="T31">enfasi, emozione o conferma</text:span>)</text:p>
          </table:table-cell>
        </table:table-row>
        <table:table-row table:style-name="Table1.2">
          <table:table-cell table:style-name="Table1.A1" office:value-type="string">
            <text:p text:style-name="P7">akesi</text:p>
          </table:table-cell>
          <table:table-cell table:style-name="Table1.A1" office:value-type="string">
            <text:p text:style-name="P14">animale brutto, rettile, anfibio</text:p>
          </table:table-cell>
        </table:table-row>
        <table:table-row table:style-name="Table1.3">
          <table:table-cell table:style-name="Table1.A1" office:value-type="string">
            <text:p text:style-name="P7">ala</text:p>
          </table:table-cell>
          <table:table-cell table:style-name="Table1.A1" office:value-type="string">
            <text:p text:style-name="P15">no, non, zero</text:p>
          </table:table-cell>
        </table:table-row>
        <table:table-row table:style-name="Table1.4">
          <table:table-cell table:style-name="Table1.A1" office:value-type="string">
            <text:p text:style-name="P7">alasa</text:p>
          </table:table-cell>
          <table:table-cell table:style-name="Table1.A1" office:value-type="string">
            <text:p text:style-name="P15">cacciare, cercare</text:p>
          </table:table-cell>
        </table:table-row>
        <table:table-row table:style-name="Table1.5">
          <table:table-cell table:style-name="Table1.A1" office:value-type="string">
            <text:p text:style-name="P7">ali</text:p>
          </table:table-cell>
          <table:table-cell table:style-name="Table1.A1" office:value-type="string">
            <text:p text:style-name="P10"><text:span text:style-name="T32">tutto; abbondante</text:span>, <text:span text:style-name="T32">innumerevole</text:span>, <text:span text:style-name="T32">abbondante</text:span>, <text:span text:style-name="T32">ogni</text:span>, <text:span text:style-name="T32">copioso</text:span>; <text:span text:style-name="T32">abbondanza</text:span>, <text:span text:style-name="T32">tutto,</text:span> <text:span text:style-name="T32">vita</text:span>, <text:span text:style-name="T32">universo</text:span>; 100</text:p>
          </table:table-cell>
        </table:table-row>
        <table:table-row table:style-name="Table1.6">
          <table:table-cell table:style-name="Table1.A1" office:value-type="string">
            <text:p text:style-name="P7">anpa</text:p>
          </table:table-cell>
          <table:table-cell table:style-name="Table1.A1" office:value-type="string">
            <text:p text:style-name="P10"><text:span text:style-name="T32">sotto, fondo; inchinarsi</text:span>, <text:span text:style-name="T32">verso il basso</text:span>, <text:span text:style-name="T32">umile</text:span>, <text:span text:style-name="T32">modesto</text:span>, <text:span text:style-name="T32">dipendente; pavimento</text:span></text:p>
          </table:table-cell>
        </table:table-row>
        <table:table-row table:style-name="Table1.7">
          <table:table-cell table:style-name="Table1.A1" office:value-type="string">
            <text:p text:style-name="P7">ante</text:p>
          </table:table-cell>
          <table:table-cell table:style-name="Table1.A1" office:value-type="string">
            <text:p text:style-name="P15">diverso, alterato, cambiato, altro</text:p>
          </table:table-cell>
        </table:table-row>
        <table:table-row table:style-name="Table1.8">
          <table:table-cell table:style-name="Table1.A1" office:value-type="string">
            <text:p text:style-name="P7">anu</text:p>
          </table:table-cell>
          <table:table-cell table:style-name="Table1.A1" office:value-type="string">
            <text:p text:style-name="P10">o</text:p>
          </table:table-cell>
        </table:table-row>
        <table:table-row table:style-name="Table1.9">
          <table:table-cell table:style-name="Table1.A1" office:value-type="string">
            <text:p text:style-name="P7">awen</text:p>
          </table:table-cell>
          <table:table-cell table:style-name="Table1.A1" office:value-type="string">
            <text:p text:style-name="P10"><text:span text:style-name="T32">costante; duraturo</text:span>, <text:span text:style-name="T32">mantenuto</text:span>, <text:span text:style-name="T32">protetto</text:span>, <text:span text:style-name="T32">sicuro</text:span>, <text:span text:style-name="T32">aspettare</text:span>, <text:span text:style-name="T32">restare</text:span>; <text:span text:style-name="T32">continuare a</text:span></text:p>
          </table:table-cell>
        </table:table-row>
        <table:table-row table:style-name="Table1.10"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10">(<text:span text:style-name="T32">precede il complemento oggetto</text:span>)</text:p>
          </table:table-cell>
        </table:table-row>
        <table:table-row table:style-name="Table1.11">
          <table:table-cell table:style-name="Table1.A1" office:value-type="string">
            <text:p text:style-name="P7">en</text:p>
          </table:table-cell>
          <table:table-cell table:style-name="Table1.A1" office:value-type="string">
            <text:p text:style-name="P10">(<text:span text:style-name="T32">separa più soggetti</text:span>)</text:p>
          </table:table-cell>
        </table:table-row>
        <table:table-row table:style-name="Table1.12">
          <table:table-cell table:style-name="Table1.A1" office:value-type="string">
            <text:p text:style-name="P7">esun</text:p>
          </table:table-cell>
          <table:table-cell table:style-name="Table1.A1" office:value-type="string">
            <text:p text:style-name="P10"><text:span text:style-name="T32">negozio, mercato</text:span>, bazaar, <text:span text:style-name="T32">transazione, comprare</text:span></text:p>
          </table:table-cell>
        </table:table-row>
        <table:table-row table:style-name="Table1.13">
          <table:table-cell table:style-name="Table1.A1" office:value-type="string">
            <text:p text:style-name="P7">ijo</text:p>
          </table:table-cell>
          <table:table-cell table:style-name="Table1.A1" office:value-type="string">
            <text:p text:style-name="P15">cosa, fenomeno, oggetto, materia</text:p>
          </table:table-cell>
        </table:table-row>
        <table:table-row table:style-name="Table1.14">
          <table:table-cell table:style-name="Table1.A1" office:value-type="string">
            <text:p text:style-name="P7">ike</text:p>
          </table:table-cell>
          <table:table-cell table:style-name="Table1.A1" office:value-type="string">
            <text:p text:style-name="P10"><text:span text:style-name="T32">brutto, negativo</text:span>; <text:span text:style-name="T32">non essenziale</text:span>, <text:span text:style-name="T32">irrilevante</text:span></text:p>
          </table:table-cell>
        </table:table-row>
        <table:table-row table:style-name="Table1.15">
          <table:table-cell table:style-name="Table1.A1" office:value-type="string">
            <text:p text:style-name="P7">ilo</text:p>
          </table:table-cell>
          <table:table-cell table:style-name="Table1.A1" office:value-type="string">
            <text:p text:style-name="P15">strumento, macchina, implementare, dispositivo</text:p>
          </table:table-cell>
        </table:table-row>
        <table:table-row table:style-name="Table1.16">
          <table:table-cell table:style-name="Table1.A1" office:value-type="string">
            <text:p text:style-name="P7">insa</text:p>
          </table:table-cell>
          <table:table-cell table:style-name="Table1.A1" office:value-type="string">
            <text:p text:style-name="P10"><text:span text:style-name="T32">centro contenuto;</text:span> <text:span text:style-name="T32">dentro, tra</text:span>; <text:span text:style-name="T32">organo interno, stomaco</text:span></text:p>
          </table:table-cell>
        </table:table-row>
        <table:table-row table:style-name="Table1.17">
          <table:table-cell table:style-name="Table1.A1" office:value-type="string">
            <text:p text:style-name="P7">jaki</text:p>
          </table:table-cell>
          <table:table-cell table:style-name="Table1.A1" office:value-type="string">
            <text:p text:style-name="P10"><text:span text:style-name="T32">disgustoso, osceno</text:span>, <text:span text:style-name="T32">malato, tossico</text:span>, <text:span text:style-name="T32">sporco, non igienico</text:span></text:p>
          </table:table-cell>
        </table:table-row>
        <table:table-row table:style-name="Table1.18">
          <table:table-cell table:style-name="Table1.A1" office:value-type="string">
            <text:p text:style-name="P7">jan</text:p>
          </table:table-cell>
          <table:table-cell table:style-name="Table1.A1" office:value-type="string">
            <text:p text:style-name="P10"><text:span text:style-name="T32">essere umano;</text:span> <text:span text:style-name="T32">persona, qualcuno</text:span></text:p>
          </table:table-cell>
        </table:table-row>
        <table:table-row table:style-name="Table1.19">
          <table:table-cell table:style-name="Table1.A1" office:value-type="string">
            <text:p text:style-name="P7">jelo</text:p>
          </table:table-cell>
          <table:table-cell table:style-name="Table1.A1" office:value-type="string">
            <text:p text:style-name="P15">giallo, giallognolo</text:p>
          </table:table-cell>
        </table:table-row>
        <table:table-row table:style-name="Table1.20">
          <table:table-cell table:style-name="Table1.A1" office:value-type="string">
            <text:p text:style-name="P7">jo</text:p>
          </table:table-cell>
          <table:table-cell table:style-name="Table1.A1" office:value-type="string">
            <text:p text:style-name="P15">avere, portare, contenere, reggere</text:p>
          </table:table-cell>
        </table:table-row>
        <table:table-row table:style-name="Table1.21">
          <table:table-cell table:style-name="Table1.A1" office:value-type="string">
            <text:p text:style-name="P7">kala</text:p>
          </table:table-cell>
          <table:table-cell table:style-name="Table1.A1" office:value-type="string">
            <text:p text:style-name="P15">pesce, animale d’acqua, creatura sottomarina</text:p>
          </table:table-cell>
        </table:table-row>
        <table:table-row table:style-name="Table1.22">
          <table:table-cell table:style-name="Table1.A1" office:value-type="string">
            <text:p text:style-name="P7">kalama</text:p>
          </table:table-cell>
          <table:table-cell table:style-name="Table1.A1" office:value-type="string">
            <text:p text:style-name="P10"><text:span text:style-name="T32">suono</text:span>; <text:span text:style-name="T32">riprodurre un suono, recitare</text:span>, <text:span text:style-name="T32">dire ad alta voce</text:span></text:p>
          </table:table-cell>
        </table:table-row>
        <table:table-row table:style-name="Table1.23">
          <table:table-cell table:style-name="Table1.A1" office:value-type="string">
            <text:p text:style-name="P7">kama</text:p>
          </table:table-cell>
          <table:table-cell table:style-name="Table1.A1" office:value-type="string">
            <text:p text:style-name="P10"><text:span text:style-name="T32">arrivare, arrivo</text:span>, <text:span text:style-name="T32">futuro</text:span>, <text:span text:style-name="T32">convocato</text:span>; <text:span text:style-name="T32">diventare, avere successo in</text:span></text:p>
          </table:table-cell>
        </table:table-row>
        <table:table-row table:style-name="Table1.24">
          <table:table-cell table:style-name="Table1.A1" office:value-type="string">
            <text:p text:style-name="P7">kasi</text:p>
          </table:table-cell>
          <table:table-cell table:style-name="Table1.A1" office:value-type="string">
            <text:p text:style-name="P10"><text:span text:style-name="T32">pianta, vegetale</text:span>; <text:span text:style-name="T32">erba, pianta</text:span></text:p>
          </table:table-cell>
        </table:table-row>
        <table:table-row table:style-name="Table1.25">
          <table:table-cell table:style-name="Table1.A1" office:value-type="string">
            <text:p text:style-name="P7">ken</text:p>
          </table:table-cell>
          <table:table-cell table:style-name="Table1.A1" office:value-type="string">
            <text:p text:style-name="P10"><text:span text:style-name="T32">essere in grado di</text:span>, <text:span text:style-name="T32">avere il permesso di,</text:span> <text:span text:style-name="T32">potere; magari, possibile</text:span></text:p>
          </table:table-cell>
        </table:table-row>
        <table:table-row table:style-name="Table1.26">
          <table:table-cell table:style-name="Table1.A1" office:value-type="string">
            <text:p text:style-name="P7">kepeken</text:p>
          </table:table-cell>
          <table:table-cell table:style-name="Table1.A1" office:value-type="string">
            <text:p text:style-name="P15">usare; con, tramite</text:p>
          </table:table-cell>
        </table:table-row>
        <table:table-row table:style-name="Table1.27">
          <table:table-cell table:style-name="Table1.A1" office:value-type="string">
            <text:p text:style-name="P7">kili</text:p>
          </table:table-cell>
          <table:table-cell table:style-name="Table1.A1" office:value-type="string">
            <text:p text:style-name="P15">frutto, verdura, fungo</text:p>
          </table:table-cell>
        </table:table-row>
        <table:table-row table:style-name="Table1.28">
          <table:table-cell table:style-name="Table1.A1" office:value-type="string">
            <text:p text:style-name="P9">kin</text:p>
          </table:table-cell>
          <table:table-cell table:style-name="Table1.A1" office:value-type="string">
            <text:p text:style-name="P15">infatti, comunque, anche (intercalare)</text:p>
          </table:table-cell>
        </table:table-row>
        <table:table-row table:style-name="Table1.29">
          <table:table-cell table:style-name="Table1.A1" office:value-type="string">
            <text:p text:style-name="P7">kiwen</text:p>
          </table:table-cell>
          <table:table-cell table:style-name="Table1.A1" office:value-type="string">
            <text:p text:style-name="P10"><text:span text:style-name="T32">oggetto duro</text:span>, metal<text:span text:style-name="T32">lo</text:span>, <text:span text:style-name="T32">roccia</text:span>, <text:span text:style-name="T32">pietra</text:span></text:p>
          </table:table-cell>
        </table:table-row>
        <table:table-row table:style-name="Table1.30">
          <table:table-cell table:style-name="Table1.A1" office:value-type="string">
            <text:p text:style-name="P7">ko</text:p>
          </table:table-cell>
          <table:table-cell table:style-name="Table1.A1" office:value-type="string">
            <text:p text:style-name="P10"><text:span text:style-name="T32">creta</text:span>, <text:span text:style-name="T32">forma appiccicosa</text:span>, <text:span text:style-name="T32">impasto</text:span>, semisolid<text:span text:style-name="T32">o</text:span>, <text:span text:style-name="T32">colla</text:span>, po<text:span text:style-name="T32">lvere</text:span></text:p>
          </table:table-cell>
        </table:table-row>
        <table:table-row table:style-name="Table1.31">
          <table:table-cell table:style-name="Table1.A1" office:value-type="string">
            <text:p text:style-name="P7">kon</text:p>
          </table:table-cell>
          <table:table-cell table:style-name="Table1.A1" office:value-type="string">
            <text:p text:style-name="P10"><text:span text:style-name="T32">aria, respiro</text:span>; <text:span text:style-name="T32">essenza, spirito</text:span>; <text:span text:style-name="T32">realtà nascosta</text:span>, <text:span text:style-name="T32">agente invisibile</text:span></text:p>
          </table:table-cell>
        </table:table-row>
        <table:table-row table:style-name="Table1.32">
          <table:table-cell table:style-name="Table1.A1" office:value-type="string">
            <text:p text:style-name="P7">kule</text:p>
          </table:table-cell>
          <table:table-cell table:style-name="Table1.A1" office:value-type="string">
            <text:p text:style-name="P15">colore; colorato, dipinto, pigmentato</text:p>
          </table:table-cell>
        </table:table-row>
        <table:table-row table:style-name="Table1.33">
          <table:table-cell table:style-name="Table1.A1" office:value-type="string">
            <text:p text:style-name="P7">kulupu</text:p>
          </table:table-cell>
          <table:table-cell table:style-name="Table1.A1" office:value-type="string">
            <text:p text:style-name="P10"><text:span text:style-name="T32">comunità, compagnia;</text:span> <text:span text:style-name="T32">gruppo, nazione</text:span>, <text:span text:style-name="T32">società, tribù</text:span></text:p>
          </table:table-cell>
        </table:table-row>
        <table:table-row table:style-name="Table1.34">
          <table:table-cell table:style-name="Table1.A1" office:value-type="string">
            <text:p text:style-name="P7">kute</text:p>
          </table:table-cell>
          <table:table-cell table:style-name="Table1.A1" office:value-type="string">
            <text:p text:style-name="P10"><text:span text:style-name="T32">ascolto, sentire;</text:span> <text:span text:style-name="T32">ascoltare</text:span>; <text:span text:style-name="T32">prestare attenzione</text:span>, <text:span text:style-name="T32">obbedire</text:span></text:p>
          </table:table-cell>
        </table:table-row>
        <table:table-row table:style-name="Table1.35">
          <table:table-cell table:style-name="Table1.A1" office:value-type="string">
            <text:p text:style-name="P7">la</text:p>
          </table:table-cell>
          <table:table-cell table:style-name="Table1.A1" office:value-type="string">
            <text:p text:style-name="P10">(<text:span text:style-name="T32">tra la frase di contesto o l’avverbio e la frase principale</text:span>)</text:p>
          </table:table-cell>
        </table:table-row>
        <table:table-row table:style-name="Table1.36">
          <table:table-cell table:style-name="Table1.A1" office:value-type="string">
            <text:p text:style-name="P7">lape</text:p>
          </table:table-cell>
          <table:table-cell table:style-name="Table1.A1" office:value-type="string">
            <text:p text:style-name="P15">sonno; dormire, riposare</text:p>
          </table:table-cell>
        </table:table-row>
        <table:table-row table:style-name="Table1.37">
          <table:table-cell table:style-name="Table1.A1" office:value-type="string">
            <text:p text:style-name="P7">laso</text:p>
          </table:table-cell>
          <table:table-cell table:style-name="Table1.A1" office:value-type="string">
            <text:p text:style-name="P15">blu, verde</text:p>
          </table:table-cell>
        </table:table-row>
        <table:table-row table:style-name="Table1.38">
          <table:table-cell table:style-name="Table1.A1" office:value-type="string">
            <text:p text:style-name="P7">lawa</text:p>
          </table:table-cell>
          <table:table-cell table:style-name="Table1.A1" office:value-type="string">
            <text:p text:style-name="P10"><text:span text:style-name="T32">testa, mente</text:span>; <text:span text:style-name="T32">controllare</text:span>, dir<text:span text:style-name="T32">igere</text:span>, guid<text:span text:style-name="T32">a</text:span>, <text:span text:style-name="T32">conduzione</text:span>, <text:span text:style-name="T32">proprio</text:span>, <text:span text:style-name="T32">piano</text:span>, reg<text:span text:style-name="T32">olare</text:span>, r<text:span text:style-name="T32">egola</text:span></text:p>
          </table:table-cell>
        </table:table-row>
        <table:table-row table:style-name="Table1.39">
          <table:table-cell table:style-name="Table1.A1" office:value-type="string">
            <text:p text:style-name="P7">len</text:p>
          </table:table-cell>
          <table:table-cell table:style-name="Table1.A1" office:value-type="string">
            <text:p text:style-name="P10"><text:span text:style-name="T32">stoffa</text:span>, <text:span text:style-name="T32">tessuto</text:span>, <text:span text:style-name="T32">tessile</text:span>; co<text:span text:style-name="T32">pertura</text:span>, <text:span text:style-name="T32">privacy</text:span></text:p>
          </table:table-cell>
        </table:table-row>
        <table:table-row table:style-name="Table1.40">
          <table:table-cell table:style-name="Table1.A1" office:value-type="string">
            <text:p text:style-name="P7">lete</text:p>
          </table:table-cell>
          <table:table-cell table:style-name="Table1.A1" office:value-type="string">
            <text:p text:style-name="P10"><text:span text:style-name="T32">freddo, fresco</text:span>; <text:span text:style-name="T32">crudo</text:span></text:p>
          </table:table-cell>
        </table:table-row>
        <table:table-row table:style-name="Table1.41">
          <table:table-cell table:style-name="Table1.A1" office:value-type="string">
            <text:p text:style-name="P7">li</text:p>
          </table:table-cell>
          <table:table-cell table:style-name="Table1.A1" office:value-type="string">
            <text:p text:style-name="P10">(<text:span text:style-name="T32">introduce il predicato, a meno che il soggetto non sia </text:span><text:span text:style-name="T6">mi</text:span><text:span text:style-name="T29"> o </text:span><text:span text:style-name="T6">sina</text:span>)</text:p>
          </table:table-cell>
        </table:table-row>
        <table:table-row table:style-name="Table1.42">
          <table:table-cell table:style-name="Table1.A1" office:value-type="string">
            <text:p text:style-name="P7">lili</text:p>
          </table:table-cell>
          <table:table-cell table:style-name="Table1.A1" office:value-type="string">
            <text:p text:style-name="P10"><text:span text:style-name="T32">piccolo, corto</text:span>; <text:span text:style-name="T32">poco</text:span>; <text:span text:style-name="T32">un pò</text:span>; <text:span text:style-name="T32">giovane</text:span></text:p>
          </table:table-cell>
        </table:table-row>
        <table:table-row table:style-name="Table1.43">
          <table:table-cell table:style-name="Table1.A1" office:value-type="string">
            <text:p text:style-name="P7">linja</text:p>
          </table:table-cell>
          <table:table-cell table:style-name="Table1.A1" office:value-type="string">
            <text:p text:style-name="P10"><text:span text:style-name="T32">cosa lunga e flessibile</text:span>; <text:span text:style-name="T32">cavo, capello, corda</text:span>, <text:span text:style-name="T32">filo</text:span></text:p>
          </table:table-cell>
        </table:table-row>
        <table:table-row table:style-name="Table1.44">
          <table:table-cell table:style-name="Table1.A1" office:value-type="string">
            <text:p text:style-name="P7">lipu</text:p>
          </table:table-cell>
          <table:table-cell table:style-name="Table1.A1" office:value-type="string">
            <text:p text:style-name="P10"><text:span text:style-name="T32">oggetto piatto</text:span>; <text:span text:style-name="T32">libro</text:span>, <text:span text:style-name="T32">documento, carta</text:span>, <text:span text:style-name="T32">sito web</text:span></text:p>
          </table:table-cell>
        </table:table-row>
        <table:table-row table:style-name="Table1.45">
          <table:table-cell table:style-name="Table1.A1" office:value-type="string">
            <text:p text:style-name="P7">loje</text:p>
          </table:table-cell>
          <table:table-cell table:style-name="Table1.A1" office:value-type="string">
            <text:p text:style-name="P15">rosso</text:p>
          </table:table-cell>
        </table:table-row>
        <table:table-row table:style-name="Table1.46">
          <table:table-cell table:style-name="Table1.A1" office:value-type="string">
            <text:p text:style-name="P7">lon</text:p>
          </table:table-cell>
          <table:table-cell table:style-name="Table1.A1" office:value-type="string">
            <text:p text:style-name="P10"><text:span text:style-name="T35">a, </text:span><text:span text:style-name="T32">situato </text:span><text:span text:style-name="T35">a</text:span>, present<text:span text:style-name="T32">e</text:span>, <text:span text:style-name="T32">reale</text:span>, <text:span text:style-name="T32">vero</text:span>, <text:span text:style-name="T32">esistente</text:span></text:p>
          </table:table-cell>
        </table:table-row>
        <table:table-row table:style-name="Table1.47">
          <table:table-cell table:style-name="Table1.A1" office:value-type="string">
            <text:p text:style-name="P7">luka</text:p>
          </table:table-cell>
          <table:table-cell table:style-name="Table1.A1" office:value-type="string">
            <text:p text:style-name="P15">braccio, mano, organo tattile</text:p>
          </table:table-cell>
        </table:table-row>
        <table:table-row table:style-name="Table1.48">
          <table:table-cell table:style-name="Table1.A1" office:value-type="string">
            <text:p text:style-name="P8">lukin</text:p>
          </table:table-cell>
          <table:table-cell table:style-name="Table1.A1" office:value-type="string">
            <text:p text:style-name="P10"><text:span text:style-name="T32">guardare</text:span>, <text:span text:style-name="T32">vedere</text:span>, <text:span text:style-name="T32">esaminare, osservare</text:span>, <text:span text:style-name="T32">leggere</text:span>; <text:span text:style-name="T32">cercare</text:span>, <text:span text:style-name="T32">provare a</text:span></text:p>
          </table:table-cell>
        </table:table-row>
        <table:table-row table:style-name="Table1.49">
          <table:table-cell table:style-name="Table1.A1" office:value-type="string">
            <text:p text:style-name="P7">lupa</text:p>
          </table:table-cell>
          <table:table-cell table:style-name="Table1.A1" office:value-type="string">
            <text:p text:style-name="P10"><text:span text:style-name="T33">porta, buco</text:span>, orifi<text:span text:style-name="T33">zio</text:span>, <text:span text:style-name="T33">finestra</text:span></text:p>
          </table:table-cell>
        </table:table-row>
        <table:table-row table:style-name="Table1.50">
          <table:table-cell table:style-name="Table1.A1" office:value-type="string">
            <text:p text:style-name="P7">ma</text:p>
          </table:table-cell>
          <table:table-cell table:style-name="Table1.A1" office:value-type="string">
            <text:p text:style-name="P13"><text:span text:style-name="T33">terreno</text:span>; <text:span text:style-name="T33">esterno, mondo; nazione, territorio, suolo, pianeta Terra</text:span></text:p>
          </table:table-cell>
        </table:table-row>
        <table:table-row table:style-name="Table1.51">
          <table:table-cell table:style-name="Table1.A1" office:value-type="string">
            <text:p text:style-name="P7">mama</text:p>
          </table:table-cell>
          <table:table-cell table:style-name="Table1.A1" office:value-type="string">
            <text:p text:style-name="P10"><text:span text:style-name="T33">genitore, antenato</text:span>; <text:span text:style-name="T33">creatore</text:span>; <text:span text:style-name="T33">badante</text:span>, <text:span text:style-name="T33">sostenitore</text:span></text:p>
          </table:table-cell>
        </table:table-row>
        <table:table-row table:style-name="Table1.52">
          <table:table-cell table:style-name="Table1.A1" office:value-type="string">
            <text:p text:style-name="P7">mani</text:p>
          </table:table-cell>
          <table:table-cell table:style-name="Table1.A1" office:value-type="string">
            <text:p text:style-name="P10"><text:span text:style-name="T33">soldi, contanti</text:span>, <text:span text:style-name="T33">risparmi</text:span>, <text:span text:style-name="T33">patrimonio</text:span>;</text:p>
          </table:table-cell>
        </table:table-row>
        <table:table-row table:style-name="Table1.53">
          <table:table-cell table:style-name="Table1.A1" office:value-type="string">
            <text:p text:style-name="P7">meli</text:p>
          </table:table-cell>
          <table:table-cell table:style-name="Table1.A1" office:value-type="string">
            <text:p text:style-name="P10"><text:span text:style-name="T33">donna, femmina</text:span>, <text:span text:style-name="T33">persona effemminata</text:span>; <text:span text:style-name="T33">moglie</text:span></text:p>
          </table:table-cell>
        </table:table-row>
        <table:table-row table:style-name="Table1.54">
          <table:table-cell table:style-name="Table1.A1" office:value-type="string">
            <text:p text:style-name="P7">mi</text:p>
          </table:table-cell>
          <table:table-cell table:style-name="Table1.A1" office:value-type="string">
            <text:p text:style-name="P16">io, me, noi</text:p>
          </table:table-cell>
        </table:table-row>
        <table:table-row table:style-name="Table1.55">
          <table:table-cell table:style-name="Table1.A1" office:value-type="string">
            <text:p text:style-name="P7">mije</text:p>
          </table:table-cell>
          <table:table-cell table:style-name="Table1.A1" office:value-type="string">
            <text:p text:style-name="P10"><text:span text:style-name="T33">uomo, maschio</text:span>, <text:span text:style-name="T33">persona mascolina</text:span>; <text:span text:style-name="T33">marito</text:span></text:p>
          </table:table-cell>
        </table:table-row>
        <table:table-row table:style-name="Table1.56">
          <table:table-cell table:style-name="Table1.A1" office:value-type="string">
            <text:p text:style-name="P7">moku</text:p>
          </table:table-cell>
          <table:table-cell table:style-name="Table1.A1" office:value-type="string">
            <text:p text:style-name="P10"><text:span text:style-name="T33">mangiare, bere, consumare</text:span>, <text:span text:style-name="T33">deglutire</text:span>, <text:span text:style-name="T33">ingerire</text:span></text:p>
          </table:table-cell>
        </table:table-row>
        <table:table-row table:style-name="Table1.57">
          <table:table-cell table:style-name="Table1.A1" office:value-type="string">
            <text:p text:style-name="P7">moli</text:p>
          </table:table-cell>
          <table:table-cell table:style-name="Table1.A1" office:value-type="string">
            <text:p text:style-name="P16">morto, morire</text:p>
          </table:table-cell>
        </table:table-row>
        <table:table-row table:style-name="Table1.58">
          <table:table-cell table:style-name="Table1.A1" office:value-type="string">
            <text:p text:style-name="P7">monsi</text:p>
          </table:table-cell>
          <table:table-cell table:style-name="Table1.A1" office:value-type="string">
            <text:p text:style-name="P16">dietro, retro</text:p>
          </table:table-cell>
        </table:table-row>
        <table:table-row table:style-name="Table1.59">
          <table:table-cell table:style-name="Table1.A1" office:value-type="string">
            <text:p text:style-name="P7">mu</text:p>
          </table:table-cell>
          <table:table-cell table:style-name="Table1.A1" office:value-type="string">
            <text:p text:style-name="P10">(<text:span text:style-name="T33">verso di animale</text:span>)</text:p>
          </table:table-cell>
        </table:table-row>
        <table:table-row table:style-name="Table1.60">
          <table:table-cell table:style-name="Table1.A1" office:value-type="string">
            <text:p text:style-name="P7">mun</text:p>
          </table:table-cell>
          <table:table-cell table:style-name="Table1.A1" office:value-type="string">
            <text:p text:style-name="P16">luna, cielo notturno, oggetto celeste, stella</text:p>
          </table:table-cell>
        </table:table-row>
        <table:table-row table:style-name="Table1.61">
          <table:table-cell table:style-name="Table1.A1" office:value-type="string">
            <text:p text:style-name="P7">musi</text:p>
          </table:table-cell>
          <table:table-cell table:style-name="Table1.A1" office:value-type="string">
            <text:p text:style-name="P10"><text:span text:style-name="T33">gioco; artistico, intrattenimento</text:span>, <text:span text:style-name="T33">frivolo, giocoso</text:span>, <text:span text:style-name="T33">ricreativo</text:span></text:p>
          </table:table-cell>
        </table:table-row>
        <table:table-row table:style-name="Table1.62">
          <table:table-cell table:style-name="Table1.A1" office:value-type="string">
            <text:p text:style-name="P7">mute</text:p>
          </table:table-cell>
          <table:table-cell table:style-name="Table1.A1" office:value-type="string">
            <text:p text:style-name="P10"><text:span text:style-name="T33">molto, tanto</text:span>, <text:span text:style-name="T33">di più</text:span>; <text:span text:style-name="T33">quantità</text:span>; <text:span text:style-name="T21">20</text:span></text:p>
          </table:table-cell>
        </table:table-row>
        <table:table-row table:style-name="Table1.63">
          <table:table-cell table:style-name="Table1.A1" office:value-type="string">
            <text:p text:style-name="P9">namako</text:p>
          </table:table-cell>
          <table:table-cell table:style-name="Table1.A1" office:value-type="string">
            <text:p text:style-name="P16">spezia; qualcosa in più, extra</text:p>
          </table:table-cell>
        </table:table-row>
        <table:table-row table:style-name="Table1.64">
          <table:table-cell table:style-name="Table1.A1" office:value-type="string">
            <text:p text:style-name="P7">nanpa</text:p>
          </table:table-cell>
          <table:table-cell table:style-name="Table1.A1" office:value-type="string">
            <text:p text:style-name="P10">-<text:span text:style-name="T33">esimo</text:span> (<text:span text:style-name="T33">numero ordinale</text:span>); <text:span text:style-name="T33">numero</text:span></text:p>
          </table:table-cell>
        </table:table-row>
        <table:table-row table:style-name="Table1.65">
          <table:table-cell table:style-name="Table1.A1" office:value-type="string">
            <text:p text:style-name="P7">nasa</text:p>
          </table:table-cell>
          <table:table-cell table:style-name="Table1.A1" office:value-type="string">
            <text:p text:style-name="P10"><text:span text:style-name="T33">insolito</text:span>, <text:span text:style-name="T33">strano</text:span>; <text:span text:style-name="T33">stupido</text:span>, <text:span text:style-name="T33">pazzo</text:span>; <text:span text:style-name="T33">ubriaco, intossicato</text:span></text:p>
          </table:table-cell>
        </table:table-row>
        <table:table-row table:style-name="Table1.66">
          <table:table-cell table:style-name="Table1.A1" office:value-type="string">
            <text:p text:style-name="P7">nasin</text:p>
          </table:table-cell>
          <table:table-cell table:style-name="Table1.A1" office:value-type="string">
            <text:p text:style-name="P10"><text:span text:style-name="T33">maniera, tradizione</text:span>, <text:span text:style-name="T33">dottrina, metodo</text:span>, <text:span text:style-name="T33">percorso, strada</text:span></text:p>
          </table:table-cell>
        </table:table-row>
        <table:table-row table:style-name="Table1.67">
          <table:table-cell table:style-name="Table1.A1" office:value-type="string">
            <text:p text:style-name="P7">nena</text:p>
          </table:table-cell>
          <table:table-cell table:style-name="Table1.A1" office:value-type="string">
            <text:p text:style-name="P11"><text:span text:style-name="T33">protuberanza;</text:span> <text:span text:style-name="T33">pulsante</text:span>, <text:span text:style-name="T33">collina</text:span>, <text:span text:style-name="T33">montagna, naso</text:span></text:p>
          </table:table-cell>
        </table:table-row>
        <table:table-row table:style-name="Table1.68">
          <table:table-cell table:style-name="Table1.A1" office:value-type="string">
            <text:p text:style-name="P7">ni</text:p>
          </table:table-cell>
          <table:table-cell table:style-name="Table1.A1" office:value-type="string">
            <text:p text:style-name="P16">quello, questo</text:p>
          </table:table-cell>
        </table:table-row>
        <table:table-row table:style-name="Table1.69">
          <table:table-cell table:style-name="Table1.A1" office:value-type="string">
            <text:p text:style-name="P7">nimi</text:p>
          </table:table-cell>
          <table:table-cell table:style-name="Table1.A1" office:value-type="string">
            <text:p text:style-name="P16">nome, parola</text:p>
          </table:table-cell>
        </table:table-row>
        <table:table-row table:style-name="Table1.70">
          <table:table-cell table:style-name="Table1.A1" office:value-type="string">
            <text:p text:style-name="P7">noka</text:p>
          </table:table-cell>
          <table:table-cell table:style-name="Table1.A1" office:value-type="string">
            <text:p text:style-name="P10"><text:span text:style-name="T33">piede, gamba</text:span>, <text:span text:style-name="T33">organo di locomozione</text:span>; <text:span text:style-name="T33">fondo, parte inferiore</text:span></text:p>
          </table:table-cell>
        </table:table-row>
        <table:table-row table:style-name="Table1.71"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10">hey! <text:span text:style-name="T33">oh</text:span>! (<text:span text:style-name="T33">per chiamare l’attenzione o dare un ordine</text:span>)</text:p>
          </table:table-cell>
        </table:table-row>
        <table:table-row table:style-name="Table1.72">
          <table:table-cell table:style-name="Table1.A1" office:value-type="string">
            <text:p text:style-name="P9">oko</text:p>
          </table:table-cell>
          <table:table-cell table:style-name="Table1.A1" office:value-type="string">
            <text:p text:style-name="P16">occhio</text:p>
          </table:table-cell>
        </table:table-row>
        <table:table-row table:style-name="Table1.73">
          <table:table-cell table:style-name="Table1.A1" office:value-type="string">
            <text:p text:style-name="P7">olin</text:p>
          </table:table-cell>
          <table:table-cell table:style-name="Table1.A1" office:value-type="string">
            <text:p text:style-name="P10"><text:span text:style-name="T33">amore</text:span>, <text:span text:style-name="T33">compassione</text:span>, r<text:span text:style-name="T33">ispetto</text:span>, <text:span text:style-name="T33">affetto</text:span></text:p>
          </table:table-cell>
        </table:table-row>
        <table:table-row table:style-name="Table1.74">
          <table:table-cell table:style-name="Table1.A1" office:value-type="string">
            <text:p text:style-name="P7">ona</text:p>
          </table:table-cell>
          <table:table-cell table:style-name="Table1.A1" office:value-type="string">
            <text:p text:style-name="P16">lui, lei, loro</text:p>
          </table:table-cell>
        </table:table-row>
        <table:table-row table:style-name="Table1.75">
          <table:table-cell table:style-name="Table1.A1" office:value-type="string">
            <text:p text:style-name="P7">open</text:p>
          </table:table-cell>
          <table:table-cell table:style-name="Table1.A1" office:value-type="string">
            <text:p text:style-name="P10"><text:span text:style-name="T33">iniziare</text:span>, <text:span text:style-name="T33">cominciare, partenza</text:span>; <text:span text:style-name="T33">aprire</text:span>; <text:span text:style-name="T33">accendere</text:span></text:p>
          </table:table-cell>
        </table:table-row>
        <table:table-row table:style-name="Table1.76">
          <table:table-cell table:style-name="Table1.A1" office:value-type="string">
            <text:p text:style-name="P7">pakala</text:p>
          </table:table-cell>
          <table:table-cell table:style-name="Table1.A1" office:value-type="string">
            <text:p text:style-name="P10"><text:span text:style-name="T33">rotto, danneggiato; fatto in modo grossolano</text:span>, <text:span text:style-name="T33">distrutto, rovinato</text:span></text:p>
          </table:table-cell>
        </table:table-row>
        <table:table-row table:style-name="Table1.77">
          <table:table-cell table:style-name="Table1.A1" office:value-type="string">
            <text:p text:style-name="P7">pali</text:p>
          </table:table-cell>
          <table:table-cell table:style-name="Table1.A1" office:value-type="string">
            <text:p text:style-name="P10"><text:span text:style-name="T33">creare, costruire, fare</text:span>, <text:span text:style-name="T33">prendere azione</text:span></text:p>
          </table:table-cell>
        </table:table-row>
        <table:table-row table:style-name="Table1.78">
          <table:table-cell table:style-name="Table1.A1" office:value-type="string">
            <text:p text:style-name="P7">palisa</text:p>
          </table:table-cell>
          <table:table-cell table:style-name="Table1.A1" office:value-type="string">
            <text:p text:style-name="P10"><text:span text:style-name="T33">cosa lunga e dura</text:span>; <text:span text:style-name="T33">ramo, bastone, bacchetta</text:span></text:p>
          </table:table-cell>
        </table:table-row>
        <table:table-row table:style-name="Table1.79">
          <table:table-cell table:style-name="Table1.A1" office:value-type="string">
            <text:p text:style-name="P7">pan</text:p>
          </table:table-cell>
          <table:table-cell table:style-name="Table1.A1" office:value-type="string">
            <text:p text:style-name="P10"><text:span text:style-name="T33">cereale</text:span>; <text:span text:style-name="T33">orzo</text:span>, <text:span text:style-name="T33">mais</text:span>, <text:span text:style-name="T33">avena</text:span>, <text:span text:style-name="T33">riso, grano</text:span>; <text:span text:style-name="T33">pane, pasta</text:span></text:p>
          </table:table-cell>
        </table:table-row>
        <table:table-row table:style-name="Table1.80">
          <table:table-cell table:style-name="Table1.A1" office:value-type="string">
            <text:p text:style-name="P7">pana</text:p>
          </table:table-cell>
          <table:table-cell table:style-name="Table1.A1" office:value-type="string">
            <text:p text:style-name="P10"><text:span text:style-name="T33">dare</text:span>, <text:span text:style-name="T33">mandare, emettere, provvedere</text:span>, <text:span text:style-name="T33">rilasciare</text:span></text:p>
          </table:table-cell>
        </table:table-row>
        <table:table-row table:style-name="Table1.81">
          <table:table-cell table:style-name="Table1.A1" office:value-type="string">
            <text:p text:style-name="P7">pi</text:p>
          </table:table-cell>
          <table:table-cell table:style-name="Table1.A1" office:value-type="string">
            <text:p text:style-name="P16">di</text:p>
          </table:table-cell>
        </table:table-row>
        <table:table-row table:style-name="Table1.82">
          <table:table-cell table:style-name="Table1.A1" office:value-type="string">
            <text:p text:style-name="P7">pilin</text:p>
          </table:table-cell>
          <table:table-cell table:style-name="Table1.A1" office:value-type="string">
            <text:p text:style-name="P10"><text:span text:style-name="T33">cuore </text:span>(<text:span text:style-name="T33">sia fisico che emotivo</text:span>); <text:span text:style-name="T33">sentimento, emozione</text:span></text:p>
          </table:table-cell>
        </table:table-row>
        <table:table-row table:style-name="Table1.83">
          <table:table-cell table:style-name="Table1.A1" office:value-type="string">
            <text:p text:style-name="P7">pimeja</text:p>
          </table:table-cell>
          <table:table-cell table:style-name="Table1.A1" office:value-type="string">
            <text:p text:style-name="P16">nero, scuro; poco illuminato</text:p>
          </table:table-cell>
        </table:table-row>
        <table:table-row table:style-name="Table1.84">
          <table:table-cell table:style-name="Table1.A1" office:value-type="string">
            <text:p text:style-name="P7">pini</text:p>
          </table:table-cell>
          <table:table-cell table:style-name="Table1.A1" office:value-type="string">
            <text:p text:style-name="P10"><text:span text:style-name="T33">fine; completato</text:span>, <text:span text:style-name="T33">finito</text:span>, <text:span text:style-name="T33">passato</text:span></text:p>
          </table:table-cell>
        </table:table-row>
        <table:table-row table:style-name="Table1.85">
          <table:table-cell table:style-name="Table1.A1" office:value-type="string">
            <text:p text:style-name="P7">pipi</text:p>
          </table:table-cell>
          <table:table-cell table:style-name="Table1.A1" office:value-type="string">
            <text:p text:style-name="P10"><text:span text:style-name="T33">insetto</text:span>, <text:span text:style-name="T33">formica</text:span>, <text:span text:style-name="T33">ragno</text:span></text:p>
          </table:table-cell>
        </table:table-row>
        <table:table-row table:style-name="Table1.86">
          <table:table-cell table:style-name="Table1.A1" office:value-type="string">
            <text:p text:style-name="P7">poka</text:p>
          </table:table-cell>
          <table:table-cell table:style-name="Table1.A1" office:value-type="string">
            <text:p text:style-name="P16">fianco, lato; vicino a</text:p>
          </table:table-cell>
        </table:table-row>
        <table:table-row table:style-name="Table1.87">
          <table:table-cell table:style-name="Table1.A1" office:value-type="string">
            <text:p text:style-name="P7">poki</text:p>
          </table:table-cell>
          <table:table-cell table:style-name="Table1.A1" office:value-type="string">
            <text:p text:style-name="P10"><text:span text:style-name="T33">contenitore; sacchetto</text:span>, <text:span text:style-name="T33">ciotola, scatola</text:span>, <text:span text:style-name="T33">tazza</text:span>, <text:span text:style-name="T33">cassetto</text:span></text:p>
          </table:table-cell>
        </table:table-row>
        <table:table-row table:style-name="Table1.88">
          <table:table-cell table:style-name="Table1.A1" office:value-type="string">
            <text:p text:style-name="P7">pona</text:p>
          </table:table-cell>
          <table:table-cell table:style-name="Table1.A1" office:value-type="string">
            <text:p text:style-name="P10"><text:span text:style-name="T33">buono, positivo</text:span>, <text:span text:style-name="T33">utile</text:span>; <text:span text:style-name="T33">amichevole, pacifico</text:span>; <text:span text:style-name="T33">semplice</text:span>; <text:span text:style-name="T33">grazie!</text:span></text:p>
          </table:table-cell>
        </table:table-row>
        <table:table-row table:style-name="Table1.89">
          <table:table-cell table:style-name="Table1.A1" office:value-type="string">
            <text:p text:style-name="P7">pu</text:p>
          </table:table-cell>
          <table:table-cell table:style-name="Table1.A1" office:value-type="string">
            <text:p text:style-name="P16">interagire con il libro ufficiale del Toki Pona</text:p>
          </table:table-cell>
        </table:table-row>
        <table:table-row table:style-name="Table1.90">
          <table:table-cell table:style-name="Table1.A1" office:value-type="string">
            <text:p text:style-name="P7">sama</text:p>
          </table:table-cell>
          <table:table-cell table:style-name="Table1.A1" office:value-type="string">
            <text:p text:style-name="P10"><text:span text:style-name="T33">uguale, stesso, simile</text:span>; <text:span text:style-name="T33">l’un l’altro</text:span>; <text:span text:style-name="T33">fratello, pari</text:span>, <text:span text:style-name="T33">coetaneo</text:span>; <text:span text:style-name="T33">come</text:span></text:p>
          </table:table-cell>
        </table:table-row>
        <table:table-row table:style-name="Table1.91">
          <table:table-cell table:style-name="Table1.A1" office:value-type="string">
            <text:p text:style-name="P7">seli</text:p>
          </table:table-cell>
          <table:table-cell table:style-name="Table1.A1" office:value-type="string">
            <text:p text:style-name="P10"><text:span text:style-name="T33">fuoco, calore</text:span>; <text:span text:style-name="T33">elemento di cottura</text:span>, <text:span text:style-name="T33">reazione chimica</text:span>, <text:span text:style-name="T33">fonte di calore</text:span></text:p>
          </table:table-cell>
        </table:table-row>
        <table:table-row table:style-name="Table1.92">
          <table:table-cell table:style-name="Table1.A1" office:value-type="string">
            <text:p text:style-name="P7">selo</text:p>
          </table:table-cell>
          <table:table-cell table:style-name="Table1.A1" office:value-type="string">
            <text:p text:style-name="P10"><text:span text:style-name="T33">forma esterna</text:span>, <text:span text:style-name="T33">strato esterno</text:span>; <text:span text:style-name="T33">corteccia, buccia</text:span>, <text:span text:style-name="T33">conchiglia, pelle</text:span>; <text:span text:style-name="T33">confine</text:span></text:p>
          </table:table-cell>
        </table:table-row>
        <table:table-row table:style-name="Table1.93">
          <table:table-cell table:style-name="Table1.A1" office:value-type="string">
            <text:p text:style-name="P7">seme</text:p>
          </table:table-cell>
          <table:table-cell table:style-name="Table1.A1" office:value-type="string">
            <text:p text:style-name="P16">cosa? quale?</text:p>
          </table:table-cell>
        </table:table-row>
        <table:table-row table:style-name="Table1.94">
          <table:table-cell table:style-name="Table1.A1" office:value-type="string">
            <text:p text:style-name="P7">sewi</text:p>
          </table:table-cell>
          <table:table-cell table:style-name="Table1.A1" office:value-type="string">
            <text:p text:style-name="P10"><text:span text:style-name="T33">sopra; parte più alta, zona superiore, sopraelevato; divino</text:span>, <text:span text:style-name="T33">sacro, Dio</text:span></text:p>
          </table:table-cell>
        </table:table-row>
        <table:table-row table:style-name="Table1.95">
          <table:table-cell table:style-name="Table1.A1" office:value-type="string">
            <text:p text:style-name="P7">sijelo</text:p>
          </table:table-cell>
          <table:table-cell table:style-name="Table1.A1" office:value-type="string">
            <text:p text:style-name="P10"><text:span text:style-name="T33">corpo</text:span> (<text:span text:style-name="T33">di persona o animale</text:span>), <text:span text:style-name="T33">stato fisico</text:span>, torso</text:p>
          </table:table-cell>
        </table:table-row>
        <table:table-row table:style-name="Table1.96">
          <table:table-cell table:style-name="Table1.A1" office:value-type="string">
            <text:p text:style-name="P7">sike</text:p>
          </table:table-cell>
          <table:table-cell table:style-name="Table1.A1" office:value-type="string">
            <text:p text:style-name="P10"><text:span text:style-name="T33">cerchio, rotondo</text:span>; <text:span text:style-name="T33">palla</text:span>, <text:span text:style-name="T33">ciclo, sfera, ruota</text:span>; <text:span text:style-name="T33">anno</text:span></text:p>
          </table:table-cell>
        </table:table-row>
        <table:table-row table:style-name="Table1.97">
          <table:table-cell table:style-name="Table1.A1" office:value-type="string">
            <text:p text:style-name="P7">sin</text:p>
          </table:table-cell>
          <table:table-cell table:style-name="Table1.A1" office:value-type="string">
            <text:p text:style-name="P16">nuovo, un altro</text:p>
          </table:table-cell>
        </table:table-row>
        <table:table-row table:style-name="Table1.98">
          <table:table-cell table:style-name="Table1.A1" office:value-type="string">
            <text:p text:style-name="P7">sina</text:p>
          </table:table-cell>
          <table:table-cell table:style-name="Table1.A1" office:value-type="string">
            <text:p text:style-name="P16">tu, voi</text:p>
          </table:table-cell>
        </table:table-row>
        <table:table-row table:style-name="Table1.99">
          <table:table-cell table:style-name="Table1.A1" office:value-type="string">
            <text:p text:style-name="P7">sinpin</text:p>
          </table:table-cell>
          <table:table-cell table:style-name="Table1.A1" office:value-type="string">
            <text:p text:style-name="P16">frontale; faccia, muro</text:p>
          </table:table-cell>
        </table:table-row>
        <table:table-row table:style-name="Table1.100">
          <table:table-cell table:style-name="Table1.A1" office:value-type="string">
            <text:p text:style-name="P7">sitelen</text:p>
          </table:table-cell>
          <table:table-cell table:style-name="Table1.A1" office:value-type="string">
            <text:p text:style-name="P10"><text:span text:style-name="T33">immagine</text:span>, <text:span text:style-name="T34">disegno,</text:span> <text:span text:style-name="T34">rappresentazione</text:span>, <text:span text:style-name="T34">simbolo</text:span>, <text:span text:style-name="T34">marchio</text:span>, <text:span text:style-name="T34">scrittura</text:span></text:p>
          </table:table-cell>
        </table:table-row>
        <table:table-row table:style-name="Table1.101">
          <table:table-cell table:style-name="Table1.A1" office:value-type="string">
            <text:p text:style-name="P7">sona</text:p>
          </table:table-cell>
          <table:table-cell table:style-name="Table1.A1" office:value-type="string">
            <text:p text:style-name="P10"><text:span text:style-name="T34">conoscenza, saggezza, intelligenza; sapere</text:span>, <text:span text:style-name="T34">essere bravo a</text:span></text:p>
          </table:table-cell>
        </table:table-row>
        <table:table-row table:style-name="Table1.102">
          <table:table-cell table:style-name="Table1.A1" office:value-type="string">
            <text:p text:style-name="P7">soweli</text:p>
          </table:table-cell>
          <table:table-cell table:style-name="Table1.A1" office:value-type="string">
            <text:p text:style-name="P17">animale di terra, mammifero</text:p>
          </table:table-cell>
        </table:table-row>
        <table:table-row table:style-name="Table1.103">
          <table:table-cell table:style-name="Table1.A1" office:value-type="string">
            <text:p text:style-name="P7">suli</text:p>
          </table:table-cell>
          <table:table-cell table:style-name="Table1.A1" office:value-type="string">
            <text:p text:style-name="P10"><text:span text:style-name="T34">grande, pesante</text:span>, <text:span text:style-name="T34">lungo</text:span>, <text:span text:style-name="T34">alto</text:span>; important<text:span text:style-name="T34">e</text:span>; adult<text:span text:style-name="T34">o</text:span></text:p>
          </table:table-cell>
        </table:table-row>
        <table:table-row table:style-name="Table1.104">
          <table:table-cell table:style-name="Table1.A1" office:value-type="string">
            <text:p text:style-name="P7">suno</text:p>
          </table:table-cell>
          <table:table-cell table:style-name="Table1.A1" office:value-type="string">
            <text:p text:style-name="P10"><text:span text:style-name="T34">sole</text:span>; <text:span text:style-name="T34">luce, illuminazione</text:span>, <text:span text:style-name="T34">bagliore</text:span>; <text:span text:style-name="T34">fonte di luce</text:span></text:p>
          </table:table-cell>
        </table:table-row>
        <table:table-row table:style-name="Table1.105">
          <table:table-cell table:style-name="Table1.A1" office:value-type="string">
            <text:p text:style-name="P7">supa</text:p>
          </table:table-cell>
          <table:table-cell table:style-name="Table1.A1" office:value-type="string">
            <text:p text:style-name="P10"><text:span text:style-name="T34">superficie orizzontale</text:span>, <text:span text:style-name="T34">cosa su cui puoi appoggiare altre cose; tavolo</text:span></text:p>
          </table:table-cell>
        </table:table-row>
        <table:table-row table:style-name="Table1.106">
          <table:table-cell table:style-name="Table1.A1" office:value-type="string">
            <text:p text:style-name="P7">suwi</text:p>
          </table:table-cell>
          <table:table-cell table:style-name="Table1.A1" office:value-type="string">
            <text:p text:style-name="P10"><text:span text:style-name="T34">dolce</text:span>, <text:span text:style-name="T34">fragrante</text:span>; <text:span text:style-name="T34">carino</text:span>, <text:span text:style-name="T34">innocente, adorabile</text:span></text:p>
          </table:table-cell>
        </table:table-row>
        <table:table-row table:style-name="Table1.107">
          <table:table-cell table:style-name="Table1.A1" office:value-type="string">
            <text:p text:style-name="P7">tan</text:p>
          </table:table-cell>
          <table:table-cell table:style-name="Table1.A1" office:value-type="string">
            <text:p text:style-name="P18">da, per causa di</text:p>
          </table:table-cell>
        </table:table-row>
        <table:table-row table:style-name="Table1.108">
          <table:table-cell table:style-name="Table1.A1" office:value-type="string">
            <text:p text:style-name="P7">taso</text:p>
          </table:table-cell>
          <table:table-cell table:style-name="Table1.A1" office:value-type="string">
            <text:p text:style-name="P18">ma, nonostante; solamente</text:p>
          </table:table-cell>
        </table:table-row>
        <table:table-row table:style-name="Table1.109">
          <table:table-cell table:style-name="Table1.A1" office:value-type="string">
            <text:p text:style-name="P7">tawa</text:p>
          </table:table-cell>
          <table:table-cell table:style-name="Table1.A1" office:value-type="string">
            <text:p text:style-name="P10"><text:span text:style-name="T34">andare</text:span>, <text:span text:style-name="T34">verso</text:span>; <text:span text:style-name="T34">per</text:span>; <text:span text:style-name="T34">movimento</text:span></text:p>
          </table:table-cell>
        </table:table-row>
        <table:table-row table:style-name="Table1.110">
          <table:table-cell table:style-name="Table1.A1" office:value-type="string">
            <text:p text:style-name="P7">telo</text:p>
          </table:table-cell>
          <table:table-cell table:style-name="Table1.A1" office:value-type="string">
            <text:p text:style-name="P10"><text:span text:style-name="T34">acqua, liquido</text:span>, <text:span text:style-name="T34">fluido; bevanda</text:span></text:p>
          </table:table-cell>
        </table:table-row>
        <table:table-row table:style-name="Table1.111">
          <table:table-cell table:style-name="Table1.A1" office:value-type="string">
            <text:p text:style-name="P7">tenpo</text:p>
          </table:table-cell>
          <table:table-cell table:style-name="Table1.A1" office:value-type="string">
            <text:p text:style-name="P10"><text:span text:style-name="T34">tempo, durata</text:span>, <text:span text:style-name="T34">momento</text:span>, <text:span text:style-name="T34">occasione</text:span>, <text:span text:style-name="T34">periodo, situazione</text:span></text:p>
          </table:table-cell>
        </table:table-row>
        <table:table-row table:style-name="Table1.112">
          <table:table-cell table:style-name="Table1.A1" office:value-type="string">
            <text:p text:style-name="P7">toki</text:p>
          </table:table-cell>
          <table:table-cell table:style-name="Table1.A1" office:value-type="string">
            <text:p text:style-name="P10"><text:span text:style-name="T34">comunicazione; linguaggio;</text:span> <text:span text:style-name="T34">dire</text:span>, <text:span text:style-name="T34">parlare</text:span>; <text:span text:style-name="T34">ciao!</text:span></text:p>
          </table:table-cell>
        </table:table-row>
        <table:table-row table:style-name="Table1.113">
          <table:table-cell table:style-name="Table1.A1" office:value-type="string">
            <text:p text:style-name="P7">tomo</text:p>
          </table:table-cell>
          <table:table-cell table:style-name="Table1.A1" office:value-type="string">
            <text:p text:style-name="P10"><text:span text:style-name="T34">spazio al chiuso</text:span>; <text:span text:style-name="T34">edificio, casa</text:span>, <text:span text:style-name="T34">stanza</text:span></text:p>
          </table:table-cell>
        </table:table-row>
        <table:table-row table:style-name="Table1.114">
          <table:table-cell table:style-name="Table1.A1" office:value-type="string">
            <text:p text:style-name="P7">tu</text:p>
          </table:table-cell>
          <table:table-cell table:style-name="Table1.A1" office:value-type="string">
            <text:p text:style-name="P18">due; coppia</text:p>
          </table:table-cell>
        </table:table-row>
        <table:table-row table:style-name="Table1.115">
          <table:table-cell table:style-name="Table1.A1" office:value-type="string">
            <text:p text:style-name="P7">unpa</text:p>
          </table:table-cell>
          <table:table-cell table:style-name="Table1.A1" office:value-type="string">
            <text:p text:style-name="P18">sesso</text:p>
          </table:table-cell>
        </table:table-row>
        <table:table-row table:style-name="Table1.116">
          <table:table-cell table:style-name="Table1.A1" office:value-type="string">
            <text:p text:style-name="P7">uta</text:p>
          </table:table-cell>
          <table:table-cell table:style-name="Table1.A1" office:value-type="string">
            <text:p text:style-name="P17">bocca, labbra</text:p>
          </table:table-cell>
        </table:table-row>
        <table:table-row table:style-name="Table1.117">
          <table:table-cell table:style-name="Table1.A1" office:value-type="string">
            <text:p text:style-name="P7">utala</text:p>
          </table:table-cell>
          <table:table-cell table:style-name="Table1.A1" office:value-type="string">
            <text:p text:style-name="P10"><text:span text:style-name="T34">battaglia</text:span>, <text:span text:style-name="T34">competizione; guerra</text:span></text:p>
          </table:table-cell>
        </table:table-row>
        <table:table-row table:style-name="Table1.118">
          <table:table-cell table:style-name="Table1.A1" office:value-type="string">
            <text:p text:style-name="P7">walo</text:p>
          </table:table-cell>
          <table:table-cell table:style-name="Table1.A1" office:value-type="string">
            <text:p text:style-name="P10"><text:span text:style-name="T34">bianco</text:span>, <text:span text:style-name="T34">chiaro</text:span>; <text:span text:style-name="T34">pallido</text:span></text:p>
          </table:table-cell>
        </table:table-row>
        <table:table-row table:style-name="Table1.119">
          <table:table-cell table:style-name="Table1.A1" office:value-type="string">
            <text:p text:style-name="P7">wan</text:p>
          </table:table-cell>
          <table:table-cell table:style-name="Table1.A1" office:value-type="string">
            <text:p text:style-name="P18">uno; unico, unire</text:p>
          </table:table-cell>
        </table:table-row>
        <table:table-row table:style-name="Table1.120">
          <table:table-cell table:style-name="Table1.A1" office:value-type="string">
            <text:p text:style-name="P7">waso</text:p>
          </table:table-cell>
          <table:table-cell table:style-name="Table1.A1" office:value-type="string">
            <text:p text:style-name="P18">uccello, creatura volante, animale con le ali</text:p>
          </table:table-cell>
        </table:table-row>
        <table:table-row table:style-name="Table1.121">
          <table:table-cell table:style-name="Table1.A1" office:value-type="string">
            <text:p text:style-name="P7">wawa</text:p>
          </table:table-cell>
          <table:table-cell table:style-name="Table1.A1" office:value-type="string">
            <text:p text:style-name="P18">energia, potenza; forte, intenso</text:p>
          </table:table-cell>
        </table:table-row>
        <table:table-row table:style-name="Table1.122">
          <table:table-cell table:style-name="Table1.A1" office:value-type="string">
            <text:p text:style-name="P7">weka</text:p>
          </table:table-cell>
          <table:table-cell table:style-name="Table1.A1" office:value-type="string">
            <text:p text:style-name="P10"><text:span text:style-name="T34">assente</text:span>, <text:span text:style-name="T34">via</text:span>, <text:span text:style-name="T34">ignorato</text:span></text:p>
          </table:table-cell>
        </table:table-row>
        <table:table-row table:style-name="Table1.123">
          <table:table-cell table:style-name="Table1.A1" office:value-type="string">
            <text:p text:style-name="P7">wile</text:p>
          </table:table-cell>
          <table:table-cell table:style-name="Table1.A1" office:value-type="string">
            <text:p text:style-name="P12"><text:span text:style-name="T34">bisogno, desiderio;</text:span> <text:span text:style-name="T34">necessitare, desiderare, volere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4T11:56:04.193273542</meta:creation-date>
    <dc:date>2022-02-09T12:58:07.508427965</dc:date>
    <meta:editing-duration>PT4H14M19S</meta:editing-duration>
    <meta:editing-cycles>37</meta:editing-cycles>
    <meta:generator>LibreOffice/7.2.5.2.0$Linux_X86_64 LibreOffice_project/20$Build-2</meta:generator>
    <meta:print-date>2020-01-04T19:14:12.143618052</meta:print-date>
    <meta:document-statistic meta:table-count="1" meta:image-count="0" meta:object-count="0" meta:page-count="2" meta:paragraph-count="343" meta:word-count="1680" meta:character-count="10226" meta:non-whitespace-character-count="8880"/>
  </office:meta>
</office:document-meta>
</file>